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b154" officeooo:paragraph-rsid="0000b154"/>
    </style:style>
    <style:style style:name="P2" style:family="paragraph" style:parent-style-name="Standard">
      <style:paragraph-properties fo:text-align="center" style:justify-single-word="false"/>
      <style:text-properties officeooo:rsid="0000b154" officeooo:paragraph-rsid="0000b154"/>
    </style:style>
    <style:style style:name="P3" style:family="paragraph" style:parent-style-name="Standard">
      <style:text-properties officeooo:rsid="0000b154" officeooo:paragraph-rsid="00035ad1"/>
    </style:style>
    <style:style style:name="P4" style:family="paragraph" style:parent-style-name="Standard">
      <style:text-properties officeooo:rsid="0002abe6" officeooo:paragraph-rsid="0002abe6"/>
    </style:style>
    <style:style style:name="P5" style:family="paragraph" style:parent-style-name="Standard">
      <style:text-properties officeooo:rsid="00035ad1" officeooo:paragraph-rsid="00035ad1"/>
    </style:style>
    <style:style style:name="P6" style:family="paragraph" style:parent-style-name="Standard">
      <style:text-properties officeooo:rsid="00035ad1" officeooo:paragraph-rsid="0004dd73"/>
    </style:style>
    <style:style style:name="P7" style:family="paragraph" style:parent-style-name="Standard">
      <style:text-properties officeooo:rsid="0004dd73" officeooo:paragraph-rsid="0004dd73"/>
    </style:style>
    <style:style style:name="P8" style:family="paragraph" style:parent-style-name="Standard">
      <style:text-properties officeooo:rsid="0004dd73" officeooo:paragraph-rsid="00056d17"/>
    </style:style>
    <style:style style:name="P9" style:family="paragraph" style:parent-style-name="Standard">
      <style:text-properties officeooo:rsid="00056d17" officeooo:paragraph-rsid="00056d17"/>
    </style:style>
    <style:style style:name="P10" style:family="paragraph" style:parent-style-name="Heading_20_3">
      <style:paragraph-properties fo:break-before="page"/>
    </style:style>
    <style:style style:name="T1" style:family="text">
      <style:text-properties officeooo:rsid="0000b154"/>
    </style:style>
    <style:style style:name="T2" style:family="text">
      <style:text-properties fo:font-size="8pt" style:font-size-asian="8pt" style:font-size-complex="8pt"/>
    </style:style>
    <style:style style:name="T3" style:family="text">
      <style:text-properties style:text-position="super 58%"/>
    </style:style>
    <style:style style:name="T4" style:family="text">
      <style:text-properties style:text-position="super 58%" officeooo:rsid="0002abe6"/>
    </style:style>
    <style:style style:name="T5" style:family="text">
      <style:text-properties officeooo:rsid="0002abe6"/>
    </style:style>
    <style:style style:name="T6" style:family="text">
      <style:text-properties style:text-position="sub 58%" officeooo:rsid="0002abe6"/>
    </style:style>
    <style:style style:name="T7" style:family="text">
      <style:text-properties style:text-position="sub 58%" officeooo:rsid="00035ad1"/>
    </style:style>
    <style:style style:name="T8" style:family="text">
      <style:text-properties fo:font-style="italic" style:font-style-asian="italic" style:font-style-complex="italic"/>
    </style:style>
    <style:style style:name="T9" style:family="text">
      <style:text-properties officeooo:rsid="00035ad1"/>
    </style:style>
    <style:style style:name="T10" style:family="text">
      <style:text-properties style:text-position="0% 100%" officeooo:rsid="0002abe6"/>
    </style:style>
    <style:style style:name="T11" style:family="text">
      <style:text-properties style:text-position="0% 100%" officeooo:rsid="00035ad1"/>
    </style:style>
    <style:style style:name="T12" style:family="text">
      <style:text-properties officeooo:rsid="0004dd73"/>
    </style:style>
    <style:style style:name="T13" style:family="text">
      <style:text-properties officeooo:rsid="00056d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utation<text:span text:style-name="T1">al</text:span> Equivalence</text:p>
      <text:p text:style-name="P2">by Sven Nilsen, 2019</text:p>
      <text:p text:style-name="P1"/>
      <text:p text:style-name="P1">In two previous papers I showed that there are <text:span text:style-name="T8">formal</text:span> and <text:span text:style-name="T8">informal</text:span> associations<text:span text:style-name="T3"><text:reference-ref text:reference-format="text" text:ref-name="1">[1]</text:reference-ref></text:span>, and we are asserting formal associations in formal languages used for theorem proving<text:span text:style-name="T3"><text:reference-ref text:reference-format="text" text:ref-name="2">[2]</text:reference-ref></text:span>.</text:p>
      <text:p text:style-name="P1"/>
      <text:p text:style-name="P1">Computational equivalence can be thought of as a process where the equivalence class of a symbol is expanded dramatically. <text:span text:style-name="T5">The first thing one should notice is that the core axiom of path semantics</text:span><text:span text:style-name="T4"><text:reference-ref text:reference-format="text" text:ref-name="3">[3]</text:reference-ref></text:span><text:span text:style-name="T5"> only implies the associated equality. It is not an equivalence itself. However, it does not prevent you from defining an equivalence. This means that if the associated equality is asserted to be an equivalence, the non-circular assumption vanishes:</text:span></text:p>
      <text:p text:style-name="P1"/>
      <text:p text:style-name="P1"><text:tab/><text:span text:style-name="T5">F</text:span><text:span text:style-name="T6">0</text:span><text:span text:style-name="T5">(X</text:span><text:span text:style-name="T6">0</text:span><text:span text:style-name="T5">) <text:s/>∧ <text:s/>F</text:span><text:span text:style-name="T6">1</text:span><text:span text:style-name="T5">(X</text:span><text:span text:style-name="T6">1</text:span><text:span text:style-name="T5">) <text:s/>∧ <text:s/>F</text:span><text:span text:style-name="T6">0</text:span><text:span text:style-name="T5"> = F</text:span><text:span text:style-name="T6">1</text:span><text:span text:style-name="T5"><text:tab/><text:tab/>≃<text:tab/>X</text:span><text:span text:style-name="T6">0</text:span><text:span text:style-name="T5"> = X</text:span><text:span text:style-name="T6">1</text:span></text:p>
      <text:p text:style-name="P3"><text:span text:style-name="T10"><text:tab/></text:span><text:span text:style-name="T11">X</text:span><text:span text:style-name="T7">0</text:span><text:span text:style-name="T11">(F</text:span><text:span text:style-name="T7">0</text:span><text:span text:style-name="T11">) <text:s/></text:span><text:span text:style-name="T10">∧ <text:s/></text:span><text:span text:style-name="T11">X</text:span><text:span text:style-name="T7">1</text:span><text:span text:style-name="T11">(F</text:span><text:span text:style-name="T7">1</text:span><text:span text:style-name="T11">) <text:s/></text:span><text:span text:style-name="T10">∧ <text:s/></text:span><text:span text:style-name="T11">X</text:span><text:span text:style-name="T7">0</text:span><text:span text:style-name="T11"> = X</text:span><text:span text:style-name="T7">1</text:span><text:span text:style-name="T11"><text:tab/><text:tab/></text:span><text:span text:style-name="T10">≃<text:tab/></text:span><text:span text:style-name="T11">F</text:span><text:span text:style-name="T7">0</text:span><text:span text:style-name="T11"> = F</text:span><text:span text:style-name="T7">1</text:span></text:p>
      <text:p text:style-name="P1"/>
      <text:p text:style-name="P1"><text:tab/><text:span text:style-name="T5">F</text:span><text:span text:style-name="T6">0</text:span><text:span text:style-name="T5"> &lt;&gt; X</text:span><text:span text:style-name="T6">1</text:span><text:span text:style-name="T5"><text:tab/><text:tab/>non-circular assumption vanishes since it is false bi-directional</text:span></text:p>
      <text:p text:style-name="P1"/>
      <text:p text:style-name="P4">This means that computational equivalence might be asserted, but not formally. <text:span text:style-name="T9">In this context, formal associations might hold for some symbol relations but not others, but in the larger picture it is not provable formally that this holds for all symbols.</text:span></text:p>
      <text:p text:style-name="P4"/>
      <text:p text:style-name="P5">For example:</text:p>
      <text:p text:style-name="P5"/>
      <text:p text:style-name="P6"><text:tab/><text:span text:style-name="T12">120943 + 291283 = 412226</text:span></text:p>
      <text:p text:style-name="P6"><text:tab/><text:span text:style-name="T12">412226</text:span> = <text:span text:style-name="T12">120943 + 291283</text:span></text:p>
      <text:p text:style-name="P5"/>
      <text:p text:style-name="P7">You might associate something with the number `412226`, but you can not prove that the same association holds for `120943 + 291283`. This intuition can be explained by computation makes it hard to associate formally, such that we do not actually know whether two statements in a formal language are equivalent or not.</text:p>
      <text:p text:style-name="P4"/>
      <text:p text:style-name="P5">However, there is a loophole:</text:p>
      <text:p text:style-name="P5"/>
      <text:p text:style-name="P5">By normalizing<text:span text:style-name="T3"><text:reference-ref text:reference-format="text" text:ref-name="4">[4]</text:reference-ref></text:span> a term, <text:span text:style-name="T12">which for arbitrary sub-types means evaluating it, association gets easier:</text:span></text:p>
      <text:p text:style-name="P5"/>
      <text:p text:style-name="P6"><text:tab/><text:span text:style-name="T12">412226 = 412226</text:span></text:p>
      <text:p text:style-name="P6"><text:tab/>“<text:span text:style-name="T12">120943 + 291283” &gt; “412226”<text:tab/><text:tab/>adding back non-circular assumption</text:span></text:p>
      <text:p text:style-name="P6"/>
      <text:p text:style-name="P8">Still, one can not prove the association formally. To <text:span text:style-name="T13">prove </text:span>that we mean the same about `120943 + 291283` <text:span text:style-name="T13">as</text:span> `412226` formally, one must add <text:span text:style-name="T13">a </text:span>reflection axiom <text:span text:style-name="T13">in addition to normalization</text:span>:</text:p>
      <text:p text:style-name="P7"/>
      <text:p text:style-name="P7"><text:tab/>X = X<text:tab/><text:tab/>: true</text:p>
      <text:p text:style-name="P7"/>
      <text:p text:style-name="P9">The intuition is that in a formal system with only one symbol, the reflection axiom is a tautology, but for systems with more than one symbol, one must perform some computation to check for equality.</text:p>
      <text:h text:style-name="P10" text:outline-level="3">References:</text:h>
      <text:p text:style-name="P1"/>
      <text:p text:style-name="P1"><text:reference-mark-start text:name="1"/>[1]<text:reference-mark-end text:name="1"/><text:tab/>“Lifted Associations”</text:p>
      <text:p text:style-name="P1"><text:tab/>Sven Nilsen, 2019</text:p>
      <text:p text:style-name="P1"><text:tab/><text:a xlink:type="simple" xlink:href="https://github.com/advancedresearch/path_semantics/blob/master/papers-wip/lifted-associations.pdf" text:style-name="Internet_20_link" text:visited-style-name="Visited_20_Internet_20_Link"><text:span text:style-name="T2">https://github.com/advancedresearch/path_semantics/blob/master/papers-wip/lifted-associations.pdf</text:span></text:a></text:p>
      <text:p text:style-name="P1"/>
      <text:p text:style-name="P1"><text:reference-mark-start text:name="2"/>[2]<text:reference-mark-end text:name="2"/><text:tab/>“Asserting Formal Associations”</text:p>
      <text:p text:style-name="P1"><text:tab/>Sven Nilsen, 2019</text:p>
      <text:p text:style-name="P1"><text:tab/><text:a xlink:type="simple" xlink:href="https://github.com/advancedresearch/path_semantics/blob/master/papers-wip/asserting-formal-associations.pdf" text:style-name="Internet_20_link" text:visited-style-name="Visited_20_Internet_20_Link"><text:span text:style-name="T2">https://github.com/advancedresearch/path_semantics/blob/master/papers-wip/asserting-formal-associations.pdf</text:span></text:a></text:p>
      <text:p text:style-name="P1"/>
      <text:p text:style-name="P4"><text:reference-mark-start text:name="3"/>[3]<text:reference-mark-end text:name="3"/><text:tab/>“Path Semantics”</text:p>
      <text:p text:style-name="P4"><text:tab/>Sven Nilsen, 2016-2019</text:p>
      <text:p text:style-name="P4"><text:tab/><text:a xlink:type="simple" xlink:href="https://github.com/advancedresearch/path_semantics/blob/master/papers-wip/path-semantics.pdf" text:style-name="Internet_20_link" text:visited-style-name="Visited_20_Internet_20_Link"><text:span text:style-name="T2">https://github.com/advancedresearch/path_semantics/blob/master/papers-wip/path-semantics.pdf</text:span></text:a></text:p>
      <text:p text:style-name="P4"/>
      <text:p text:style-name="P7"><text:reference-mark-start text:name="4"/>[4]<text:reference-mark-end text:name="4"/><text:tab/>“Normalization”</text:p>
      <text:p text:style-name="P7"><text:tab/>Wikipedia</text:p>
      <text:p text:style-name="P7"><text:tab/><text:a xlink:type="simple" xlink:href="https://en.wikipedia.org/wiki/Type_theory#Normalization" text:style-name="Internet_20_link" text:visited-style-name="Visited_20_Internet_20_Link"><text:span text:style-name="T2">https://en.wikipedia.org/wiki/Type_theory#Normalization</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22:59:55.090543000</meta:creation-date>
    <dc:date>2019-05-14T23:53:05.129820000</dc:date>
    <meta:editing-duration>PT1M58S</meta:editing-duration>
    <meta:editing-cycles>1</meta:editing-cycles>
    <meta:document-statistic meta:table-count="0" meta:image-count="0" meta:object-count="0" meta:page-count="2" meta:paragraph-count="32" meta:word-count="372" meta:character-count="2607" meta:non-whitespace-character-count="2238"/>
    <meta:generator>LibreOffice/5.1.2.2$MacOSX_X86_64 LibreOffice_project/d3bf12ecb743fc0d20e0be0c58ca359301eb705f</meta:generator>
  </office:meta>
</office:document-meta>
</file>